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text-underline-style="solid" style:text-underline-width="auto" style:text-underline-color="font-color"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TFARM</text:p>
      <text:p text:style-name="Standard"/>
      <text:p text:style-name="P4"/>
      <text:p text:style-name="P5">Patterns used</text:p>
      <text:list xml:id="list2176382640" text:style-name="L1">
        <text:list-item>
          <text:p text:style-name="P1">Factory</text:p>
        </text:list-item>
        <text:list-item>
          <text:p text:style-name="P1">Facade</text:p>
        </text:list-item>
        <text:list-item>
          <text:p text:style-name="P1">Singletone</text:p>
        </text:list-item>
      </text:list>
      <text:p text:style-name="Standard"/>
      <text:p text:style-name="P5">Modules</text:p>
      <text:list xml:id="list357746733" text:style-name="L2">
        <text:list-item>
          <text:list>
            <text:list-item>
              <text:list>
                <text:list-item>
                  <text:p text:style-name="P2">Meadow</text:p>
                </text:list-item>
                <text:list-item>
                  <text:p text:style-name="P2">Antfarm</text:p>
                </text:list-item>
                <text:list-item>
                  <text:p text:style-name="P2">AntRoom</text:p>
                </text:list-item>
                <text:list-item>
                  <text:p text:style-name="P2">Spawn</text:p>
                </text:list-item>
                <text:list-item>
                  <text:p text:style-name="P2">Ant</text:p>
                </text:list-item>
                <text:list-item>
                  <text:p text:style-name="P2">Ant_facade</text:p>
                </text:list-item>
              </text:list>
            </text:list-item>
          </text:list>
        </text:list-item>
      </text:list>
      <text:p text:style-name="Standard"/>
      <text:p text:style-name="Standard"><text:tab/></text:p>
      <table:table table:name="Table1" table:style-name="Table1">
        <table:table-column table:style-name="Table1.A" table:number-columns-repeated="4"/>
        <table:table-row>
          <table:table-cell table:style-name="Table1.A1" office:value-type="string">
            <text:p text:style-name="Table_20_Contents">Sr no</text:p>
          </table:table-cell>
          <table:table-cell table:style-name="Table1.A1" office:value-type="string">
            <text:p text:style-name="Table_20_Contents">Pattern</text:p>
          </table:table-cell>
          <table:table-cell table:style-name="Table1.A1" office:value-type="string">
            <text:p text:style-name="Table_20_Contents">Applies to</text:p>
          </table:table-cell>
          <table:table-cell table:style-name="Table1.D1" office:value-type="string">
            <text:p text:style-name="Table_20_Contents">Description</text:p>
          </table:table-cell>
        </table:table-row>
        <table:table-row>
          <table:table-cell table:style-name="Table1.A2" office:value-type="string">
            <text:p text:style-name="Table_20_Contents">1</text:p>
          </table:table-cell>
          <table:table-cell table:style-name="Table1.A2" office:value-type="string">
            <text:p text:style-name="Table_20_Contents">Factory</text:p>
          </table:table-cell>
          <table:table-cell table:style-name="Table1.A2" office:value-type="string">
            <text:p text:style-name="Table_20_Contents">Spawn</text:p>
          </table:table-cell>
          <table:table-cell table:style-name="Table1.D2" office:value-type="string">
            <text:p text:style-name="Table_20_Contents">Interface for spawn can be created which will have spawn method in it. Production of this class can be either worker or fighter.</text:p>
          </table:table-cell>
        </table:table-row>
        <table:table-row>
          <table:table-cell table:style-name="Table1.A2" office:value-type="string">
            <text:p text:style-name="Table_20_Contents">2.</text:p>
          </table:table-cell>
          <table:table-cell table:style-name="Table1.A2" office:value-type="string">
            <text:p text:style-name="Table_20_Contents">Facade</text:p>
          </table:table-cell>
          <table:table-cell table:style-name="Table1.A2" office:value-type="string">
            <text:p text:style-name="Table_20_Contents">Ant_facade</text:p>
          </table:table-cell>
          <table:table-cell table:style-name="Table1.D2" office:value-type="string">
            <text:p text:style-name="Table_20_Contents">Facade pattern can be used for doing complex operations and uses will interact with onlu facade class. Battle bet ants or ants and queen can happnen, all function done in this facade class and onlu winner is returned to outer associsted classes</text:p>
          </table:table-cell>
        </table:table-row>
        <table:table-row>
          <table:table-cell table:style-name="Table1.A2" office:value-type="string">
            <text:p text:style-name="Table_20_Contents">3.</text:p>
          </table:table-cell>
          <table:table-cell table:style-name="Table1.A2" office:value-type="string">
            <text:p text:style-name="Table_20_Contents">SIngletone</text:p>
          </table:table-cell>
          <table:table-cell table:style-name="Table1.A2" office:value-type="string">
            <text:p text:style-name="Table_20_Contents">Meadow</text:p>
          </table:table-cell>
          <table:table-cell table:style-name="Table1.D2" office:value-type="string">
            <text:p text:style-name="Table_20_Contents">Main class of antfarm.</text:p>
            <text:p text:style-name="Table_20_Contents">Meadow can contain many antfarms. Instead of creating multiple object only one can be created and can be used <text:s/>for all purpo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8:41:54</meta:creation-date>
    <dc:date>2014-07-07T19:10:26</dc:date>
    <meta:editing-duration>PT13M22S</meta:editing-duration>
    <meta:editing-cycles>1</meta:editing-cycles>
    <meta:generator>LibreOffice/3.5$Linux_X86_64 LibreOffice_project/350m1$Build-2</meta:generator>
    <meta:document-statistic meta:table-count="1" meta:image-count="0" meta:object-count="0" meta:page-count="1" meta:paragraph-count="30" meta:word-count="128" meta:character-count="648" meta:non-whitespace-character-count="617"/>
  </office:meta>
</office:document-meta>
</file>